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A0000000ADFBE81A4.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sans-serif" svg:font-family="sans-serif"/>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officeooo:rsid="0000e3c9" officeooo:paragraph-rsid="0000e3c9"/>
    </style:style>
    <style:style style:name="P2" style:family="paragraph" style:parent-style-name="Standard" style:list-style-name="L1"/>
    <style:style style:name="P3" style:family="paragraph" style:parent-style-name="Standard" style:list-style-name="L1">
      <style:text-properties officeooo:paragraph-rsid="0010464a"/>
    </style:style>
    <style:style style:name="P4" style:family="paragraph" style:parent-style-name="Standard" style:list-style-name="L1">
      <style:text-properties officeooo:paragraph-rsid="000da6a4"/>
    </style:style>
    <style:style style:name="P5" style:family="paragraph" style:parent-style-name="Standard" style:list-style-name="L1">
      <style:text-properties officeooo:paragraph-rsid="0008f1cb"/>
    </style:style>
    <style:style style:name="P6" style:family="paragraph" style:parent-style-name="Standard" style:list-style-name="L1">
      <style:text-properties officeooo:paragraph-rsid="000c9637"/>
    </style:style>
    <style:style style:name="P7" style:family="paragraph" style:parent-style-name="Standard" style:list-style-name="L1">
      <style:text-properties officeooo:rsid="0000e3c9" officeooo:paragraph-rsid="0000e3c9"/>
    </style:style>
    <style:style style:name="P8" style:family="paragraph" style:parent-style-name="Standard" style:list-style-name="L1">
      <style:text-properties officeooo:rsid="0010464a" officeooo:paragraph-rsid="0010464a"/>
    </style:style>
    <style:style style:name="P9" style:family="paragraph" style:parent-style-name="Standard" style:list-style-name="L1">
      <style:text-properties officeooo:rsid="000da6a4" officeooo:paragraph-rsid="0010464a"/>
    </style:style>
    <style:style style:name="P10" style:family="paragraph" style:parent-style-name="Standard" style:list-style-name="L1">
      <style:text-properties officeooo:rsid="000da6a4" officeooo:paragraph-rsid="000da6a4"/>
    </style:style>
    <style:style style:name="P11" style:family="paragraph" style:parent-style-name="Standard" style:list-style-name="L1">
      <style:text-properties officeooo:rsid="0002dda8" officeooo:paragraph-rsid="0002dda8"/>
    </style:style>
    <style:style style:name="P12" style:family="paragraph" style:parent-style-name="Standard" style:list-style-name="L1">
      <style:text-properties officeooo:rsid="00046814" officeooo:paragraph-rsid="00046814"/>
    </style:style>
    <style:style style:name="P13" style:family="paragraph" style:parent-style-name="Standard" style:list-style-name="L1">
      <style:text-properties fo:font-weight="normal" officeooo:rsid="000c2139" officeooo:paragraph-rsid="0008f1cb" style:font-weight-asian="normal" style:font-weight-complex="normal"/>
    </style:style>
    <style:style style:name="P14" style:family="paragraph" style:parent-style-name="Standard" style:list-style-name="L1">
      <style:paragraph-properties fo:margin-left="1.251cm" fo:margin-right="0cm" fo:text-indent="-0.635cm" style:auto-text-indent="false"/>
      <style:text-properties officeooo:paragraph-rsid="00046814"/>
    </style:style>
    <style:style style:name="T1" style:family="text">
      <style:text-properties style:text-underline-style="solid" style:text-underline-width="auto" style:text-underline-color="font-color"/>
    </style:style>
    <style:style style:name="T2" style:family="text">
      <style:text-properties officeooo:rsid="00013ce3"/>
    </style:style>
    <style:style style:name="T3" style:family="text">
      <style:text-properties officeooo:rsid="00040109"/>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62bb5" style:font-weight-asian="normal" style:font-weight-complex="normal"/>
    </style:style>
    <style:style style:name="T7" style:family="text">
      <style:text-properties fo:font-weight="normal" officeooo:rsid="0007b4a2" style:font-weight-asian="normal" style:font-weight-complex="normal"/>
    </style:style>
    <style:style style:name="T8" style:family="text">
      <style:text-properties fo:font-weight="normal" officeooo:rsid="000c2139" style:font-weight-asian="normal" style:font-weight-complex="normal"/>
    </style:style>
    <style:style style:name="T9" style:family="text">
      <style:text-properties style:font-name="Arial1" fo:font-size="18pt" fo:font-weight="normal" style:font-size-asian="18pt" style:font-weight-asian="normal" style:font-weight-complex="normal"/>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style:font-name="Times New Roman" fo:font-size="12pt" fo:font-weight="normal" officeooo:rsid="000c2139" style:font-size-asian="12pt" style:font-weight-asian="normal" style:font-size-complex="12pt" style:font-weight-complex="normal"/>
    </style:style>
    <style:style style:name="T12" style:family="text">
      <style:text-properties style:font-name="Times New Roman" fo:font-size="12pt" fo:font-weight="normal" officeooo:rsid="000c9637" style:font-size-asian="12pt" style:font-weight-asian="normal" style:font-size-complex="12pt" style:font-weight-complex="normal"/>
    </style:style>
    <style:style style:name="T13" style:family="text">
      <style:text-properties style:font-name="Times New Roman" fo:font-size="12pt" style:font-size-asian="12pt" style:font-size-complex="12pt"/>
    </style:style>
    <style:style style:name="T14" style:family="text">
      <style:text-properties style:font-name="Times New Roman" fo:font-size="12pt" officeooo:rsid="0008f1cb" style:font-size-asian="12pt" style:font-size-complex="12pt"/>
    </style:style>
    <style:style style:name="T15" style:family="text">
      <style:text-properties style:font-name="Times New Roman" fo:font-size="12pt" officeooo:rsid="000bbe93" style:font-size-asian="12pt" style:font-size-complex="12pt"/>
    </style:style>
    <style:style style:name="T16" style:family="text">
      <style:text-properties style:font-name="Times New Roman" fo:font-size="12pt" officeooo:rsid="000c9637" style:font-size-asian="12pt" style:font-size-complex="12pt"/>
    </style:style>
    <style:style style:name="T17" style:family="text">
      <style:text-properties style:font-name="Times New Roman" fo:font-size="12pt" officeooo:rsid="001122ed" style:font-size-asian="12pt" style:font-size-complex="12pt"/>
    </style:style>
    <style:style style:name="T18" style:family="text">
      <style:text-properties officeooo:rsid="000da6a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905cm" fo:text-indent="-0.635cm" fo:margin-left="1.905cm"/>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ignificado de siglas</text:span>:</text:p>
      <text:p text:style-name="P1"/>
      <text:list xml:id="list6940918509008382514" text:style-name="L1">
        <text:list-item>
          <text:p text:style-name="P7">ERP: Enterprise resource planning. <text:span text:style-name="T2">Es un software que sirve para administración de negocios. Las companias lo utilizan para recolectar, almacenar, administrar e interpretar información de diversas actividades de negocios (utiliza una bases de datos convencionales).</text:span></text:p>
        </text:list-item>
        <text:list-item>
          <text:p text:style-name="P3"><text:span text:style-name="T18">BI: </text:span>inteligencia empresarial, inteligencia de negocios.</text:p>
          <text:p text:style-name="P8">La capacidad de reunir y reaccionar en consecuencia en base a la información obtenida, es una habilidad en la que Furnese sobresalió, y es hoy en día el corazón mismo de BI.</text:p>
          <text:p text:style-name="P9">Actualmente, en las actividades diarias de cualquier organización, se generan datos como producto secundario, que son el resultado de todas las transacciones que se realizan.</text:p>
          <text:p text:style-name="P2">Aquí es donde la BI entra en juego, ya que al obtener conocimiento del negocio una vez capturada la información de todas las áreas en la empresa, es posible establecer estrategias y determinar cuáles son las fortalezas y las debilidades.</text:p>
          <text:p text:style-name="P4"><text:span text:style-name="T18">La Inteligencia de Negocios tiene sus raíces en los Sistemas de Información Ejecutiva </text:span>(Executive Information Systems – EIS<text:span text:style-name="T18">) y en los Sistemas para la Toma de Decisiones (Decision Support Systems – DSS), pero ha evolucionado y se ha transformado en todo </text:span></text:p>
          <text:p text:style-name="P10">un conjunto de tecnologías capaces de satisfacer a una gran gama de usuarios junto a </text:p>
          <text:p text:style-name="P10">sus necesidades específicas en cuanto al análisis de información, para convertirse en información que enriquezca las decisiones de los usuarios.</text:p>
          <text:p text:style-name="P2"><text:span text:style-name="T18">Debido a que para llevar a cabo BI, es necesario gestionar datos guardados en </text:span>diversos<text:span text:style-name="T18"> formatos, fuentes y tipos, para luego depurarlos e integrarlos, además de almacenarlos en un solo destino o base de datos que permita su posterior análisis y exploración, </text:span></text:p>
          <text:p text:style-name="P10">es imperativo y de vital importancia contar con un proceso que satisfaga todas estas necesidades. Este proceso se denomina Data Warehousing.</text:p>
        </text:list-item>
        <text:list-item>
          <text:p text:style-name="P11">Hechos: Son las medidas de negocios (o indicadores de negocios) a los que el usuario final quiere observar y sobre los cuales quiere tener conocimientos.</text:p>
        </text:list-item>
        <text:list-item>
          <text:p text:style-name="P11">Dimensiones: Éstas son las que le dan contexto a lo que se quiere observar (hechos). Por ejemplo, si uno quiere observar el hecho total vendido, las posibles dimensiones que le dan contexto a esa métrica son el tiempo, el negocio y la ciudad en que se ubica. <text:span text:style-name="T3">Si bien cada dimensión hace referencia a un concepto específico que aporta al contexto en el que se quiere observar el hecho, éste puede estructurarse con un orden jerárquico. Por ejemplo, si tenemos una dimensión país, dentro de la misma podríamos tener provincia y ciudad como dos niveles de granularidad. Las dimensiones contienen datos cualitativos.</text:span></text:p>
        </text:list-item>
        <text:list-item>
          <text:p text:style-name="P12">Esquemas dimensionales: Son los esquemas de bases de datos que separan físicamente las medidas que cuantifican el negocio (<text:span text:style-name="T4">hechos</text:span>) de los elementos que describen el contexto en que queremos observar esas medidas cuantificadas (<text:span text:style-name="T4">dimensiones</text:span>). El esquema dimensional puede ser físico o lógico.</text:p>
          <text:list>
            <text:list-item>
              <text:p text:style-name="P12">Un esquema dimensional <text:span text:style-name="T4">físico </text:span><text:span text:style-name="T5">generalmente los objetos que contiene son en realidad tablas de base de datos.</text:span></text:p>
            </text:list-item>
            <text:list-item>
              <text:p text:style-name="P12"><text:span text:style-name="T5">Un esquema dimensional </text:span><text:span text:style-name="T4">lógico </text:span><text:span text:style-name="T6">los hechos y las dimensiones se representan como entidades y atributos independientes a una base de datos y por lo tanto, se pueden transformar en un esquema dimensional físico para cualquier base de datos.</text:span></text:p>
            </text:list-item>
          </text:list>
        </text:list-item>
        <text:list-item>
          <text:p text:style-name="P5"><text:span text:style-name="T6">E</text:span><text:span text:style-name="T7">squema de estrella: En este tipo de esquemas nos encontraremos con</text:span><text:span text:style-name="T9"> </text:span><text:span text:style-name="T10">una tabla de hechos, rodeada de tablas de </text:span><text:span text:style-name="T13">dimensiones. En la tabla de hechos tendremos un campo por cada dimensión, </text:span><text:span text:style-name="T15">el</text:span><text:span text:style-name="T13"> </text:span><text:span text:style-name="T15">cual hace referencia a la clave primaria de la misma </text:span><text:span text:style-name="T14">(por medio de é</text:span><text:span text:style-name="T15">stos</text:span><text:span text:style-name="T14"> luego se podrá recuperar la información necesaria para cada hecho)</text:span><text:span text:style-name="T13"> y las métricas que quieren ser evaluadas. </text:span><text:span text:style-name="T15">La combinación de estas </text:span><text:span text:style-name="T17">forman, generalmente, la clave primaria de la tabla de hechos.</text:span><text:span text:style-name="T13"> Por otra parte, cada dimensión tendrá su campo clave y otros campos en los que se almacenan las correspondientes descripciones que son de utilidad en el ambiente de negocios. </text:span><text:span text:style-name="T14">EJEMPLO</text:span></text:p>
        </text:list-item>
        <text:list-item>
          <text:p text:style-name="P6"><text:span text:style-name="T7"><text:s/></text:span><text:span text:style-name="T8">Esquema de copo de nieve: </text:span><text:span text:style-name="T11">Este otro tipo de esquemas, es similar al esquema de estrella </text:span><text:soft-page-break/><text:span text:style-name="T11">salvo por cierto detalle, </text:span><text:span text:style-name="T13">las dimensiones pueden, a su vez, estar conectadas con otras tablas de dimensiones. Es decir, tendremos</text:span><text:span text:style-name="T16"> una tabla de hechos rodeada de tablas de dimensiones que nuevamente están conectadas con otras tablas de dimensiones con una relación muchos a uno. Cada una de las dimensiones conectadas con una dimensión representan un nivel jerárquico para la dimensión en si misma (por ejemplo, para la dimensión país, podríamos tener una tabla para país, otra para provincia y otra para ciudad)</text:span><text:span text:style-name="T11">. </text:span><text:span text:style-name="T12">En el ejemplo anterior se ve claramente que una dimensión se implementa con mas de una tabla.</text:span><text:span text:style-name="T13"> La razón de ésto es buscar una normalización de las tablas, con lo cual se logra reducir espacio de almacenamiento al eliminar redundancia en los datos.</text:span></text:p>
        </text:list-item>
        <text:list-item>
          <text:p text:style-name="P13"/>
          <text:p text:style-name="P1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sans-serif" svg:font-family="sans-serif"/>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Predeterminado" style:family="paragraph" style:default-outline-level="">
      <style:paragraph-properties fo:margin-left="0cm" fo:margin-right="0cm" fo:margin-top="0cm" fo:margin-bottom="0cm" style:contextual-spacing="false" fo:orphans="2" fo:widows="2" fo:text-indent="0cm" style:auto-text-indent="false" style:writing-mode="lr-tb"/>
      <style:text-properties style:text-outline="false" style:text-line-through-style="none" style:font-name="Lohit Hindi"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to_20_con_20_punta_20_de_20_flecha" style:display-name="Objeto con punta de flech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con_20_sombra" style:display-name="Objeto con sombr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 style:display-name="Objeto sin relleno"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_20_ni_20_línea" style:display-name="Objeto sin relleno ni líne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Cuerpo_20_de_20_texto_20_justificado" style:display-name="Cuerpo de texto justificad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Sangría_20_de_20_la_20_primera_20_línea" style:display-name="Sangría de la primera línea" style:family="paragraph" style:default-outline-level="">
      <style:paragraph-properties fo:margin-left="0cm" fo:margin-right="0cm" fo:orphans="2" fo:widows="2" fo:text-indent="0.6cm" style:auto-text-indent="false"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Título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Arial2" style:font-family-complex="Arial" style:font-family-generic-complex="system" style:font-pitch-complex="variable" style:font-size-complex="12pt"/>
    </style:style>
    <style:style style:name="Título2" style:family="paragraph" style:default-outline-level="">
      <style:paragraph-properties fo:margin-left="0cm" fo:margin-right="0.199cm" fo:margin-top="0.101cm" fo:margin-bottom="0.101cm" style:contextual-spacing="false" fo:text-align="center" style:justify-single-word="false" fo:orphans="2" fo:widows="2" fo:text-indent="0cm"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Arial2" style:font-family-complex="Arial" style:font-family-generic-complex="system" style:font-pitch-complex="variable" style:font-size-complex="12pt"/>
    </style:style>
    <style:style style:name="Encabezado1"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Arial2" style:font-family-complex="Arial" style:font-family-generic-complex="system" style:font-pitch-complex="variable" style:font-size-complex="12pt"/>
    </style:style>
    <style:style style:name="Encabezado2"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Arial2" style:font-family-complex="Arial" style:font-family-generic-complex="system" style:font-pitch-complex="variable" style:font-size-complex="12pt"/>
    </style:style>
    <style:style style:name="Línea_20_de_20_dimensiones" style:display-name="Línea de dimensiones"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Gliederung_20_1" style:display-name="Predeterminado~LT~Gliederung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Hintergrund" style:display-name="Predeterminado~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bjetos_20_de_20_fondo" style:display-name="Objetos de 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as"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3-19T19:55:08.714305052</meta:creation-date>
    <dc:date>2015-03-24T15:56:06.293789917</dc:date>
    <meta:editing-duration>PT3H11M21S</meta:editing-duration>
    <meta:editing-cycles>14</meta:editing-cycles>
    <meta:generator>LibreOffice/4.1.3.2$Linux_X86_64 LibreOffice_project/410m0$Build-2</meta:generator>
    <dc:creator>javier </dc:creator>
    <meta:document-statistic meta:table-count="0" meta:image-count="0" meta:object-count="0" meta:page-count="2" meta:paragraph-count="20" meta:word-count="769" meta:character-count="4710" meta:non-whitespace-character-count="3972"/>
  </office:meta>
</office:document-meta>
</file>